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utation_0-1scaled_rmse" table:style-name="ta1">
        <table:shapes>
          <draw:frame draw:z-index="0" draw:style-name="gr1" draw:text-style-name="P1" svg:width="15.999cm" svg:height="8.999cm" svg:x="0.1cm" svg:y="3.261cm">
            <draw:object draw:notify-on-update-of-ranges="'imputation_0-1scaled_rmse'.A1:'imputation_0-1scaled_rmse'.A1 'imputation_0-1scaled_rmse'.A2:'imputation_0-1scaled_rmse'.A7 'imputation_0-1scaled_rmse'.B1:'imputation_0-1scaled_rmse'.B1 'imputation_0-1scaled_rmse'.B2:'imputation_0-1scaled_rmse'.B7 'imputation_0-1scaled_rmse'.C1:'imputation_0-1scaled_rmse'.C1 'imputation_0-1scaled_rmse'.C2:'imputation_0-1scaled_rmse'.C7 'imputation_0-1scaled_rmse'.D1:'imputation_0-1scaled_rmse'.D1 'imputation_0-1scaled_rmse'.D2:'imputation_0-1scaled_rmse'.D7 'imputation_0-1scaled_rmse'.E1:'imputation_0-1scaled_rmse'.E1 'imputation_0-1scaled_rmse'.E2:'imputation_0-1scaled_rmse'.E7 'imputation_0-1scaled_rmse'.F1:'imputation_0-1scaled_rmse'.F1 'imputation_0-1scaled_rmse'.F2:'imputation_0-1scaled_rmse'.F7 'imputation_0-1scaled_rmse'.G1:'imputation_0-1scaled_rmse'.G1 'imputation_0-1scaled_rmse'.G2:'imputation_0-1scaled_rmse'.G7 'imputation_0-1scaled_rmse'.H1:'imputation_0-1scaled_rmse'.H1 'imputation_0-1scaled_rmse'.H2:'imputation_0-1scaled_rmse'.H7 'imputation_0-1scaled_rmse'.I1:'imputation_0-1scaled_rmse'.I1 'imputation_0-1scaled_rmse'.I2:'imputation_0-1scaled_rmse'.I7 'imputation_0-1scaled_rmse'.J1:'imputation_0-1scaled_rmse'.J1 'imputation_0-1scaled_rmse'.J2:'imputation_0-1scaled_rmse'.J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/>
          <table:table-cell office:value-type="string" calcext:value-type="string">
            <text:p>true valu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knn_iter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knn (n=1)</text:p>
          </table:table-cell>
          <table:table-cell office:value-type="string" calcext:value-type="string">
            <text:p>knn (n=50)</text:p>
          </table:table-cell>
        </table:table-row>
        <table:table-row table:style-name="ro1">
          <table:table-cell office:value-type="string" calcext:value-type="string">
            <text:p>mirna</text:p>
          </table:table-cell>
          <table:table-cell office:value-type="float" office:value="0" calcext:value-type="float">
            <text:p>0</text:p>
          </table:table-cell>
          <table:table-cell office:value-type="float" office:value="0.530369540880742" calcext:value-type="float">
            <text:p>0.530369540880742</text:p>
          </table:table-cell>
          <table:table-cell office:value-type="float" office:value="0.0853267252743114" calcext:value-type="float">
            <text:p>0.085326725274312</text:p>
          </table:table-cell>
          <table:table-cell office:value-type="float" office:value="0.0868981430467817" calcext:value-type="float">
            <text:p>0.086898143046782</text:p>
          </table:table-cell>
          <table:table-cell office:value-type="float" office:value="0.0853267252743114" calcext:value-type="float">
            <text:p>0.085326725274312</text:p>
          </table:table-cell>
          <table:table-cell office:value-type="float" office:value="0.0823284936405256" calcext:value-type="float">
            <text:p>0.082328493640526</text:p>
          </table:table-cell>
          <table:table-cell office:value-type="float" office:value="0.0850990679099197" calcext:value-type="float">
            <text:p>0.08509906790992</text:p>
          </table:table-cell>
          <table:table-cell office:value-type="float" office:value="0.114492708078" calcext:value-type="float">
            <text:p>0.114492708078</text:p>
          </table:table-cell>
          <table:table-cell office:value-type="float" office:value="0.0837769920203415" calcext:value-type="float">
            <text:p>0.083776992020342</text:p>
          </table:table-cell>
        </table:table-row>
        <table:table-row table:style-name="ro1">
          <table:table-cell office:value-type="string" calcext:value-type="string">
            <text:p>meth</text:p>
          </table:table-cell>
          <table:table-cell office:value-type="float" office:value="0" calcext:value-type="float">
            <text:p>0</text:p>
          </table:table-cell>
          <table:table-cell office:value-type="float" office:value="0.381800814614462" calcext:value-type="float">
            <text:p>0.381800814614462</text:p>
          </table:table-cell>
          <table:table-cell office:value-type="float" office:value="0.133955497819141" calcext:value-type="float">
            <text:p>0.133955497819141</text:p>
          </table:table-cell>
          <table:table-cell office:value-type="float" office:value="0.136526191583867" calcext:value-type="float">
            <text:p>0.136526191583867</text:p>
          </table:table-cell>
          <table:table-cell office:value-type="float" office:value="0.133955497819141" calcext:value-type="float">
            <text:p>0.133955497819141</text:p>
          </table:table-cell>
          <table:table-cell office:value-type="float" office:value="0.131524929512401" calcext:value-type="float">
            <text:p>0.131524929512401</text:p>
          </table:table-cell>
          <table:table-cell office:value-type="float" office:value="0.130998310821071" calcext:value-type="float">
            <text:p>0.130998310821071</text:p>
          </table:table-cell>
          <table:table-cell office:value-type="float" office:value="0.151902643357395" calcext:value-type="float">
            <text:p>0.151902643357395</text:p>
          </table:table-cell>
          <table:table-cell office:value-type="float" office:value="0.126199149356036" calcext:value-type="float">
            <text:p>0.126199149356036</text:p>
          </table:table-cell>
        </table:table-row>
        <table:table-row table:style-name="ro1">
          <table:table-cell office:value-type="string" calcext:value-type="string">
            <text:p>mrna</text:p>
          </table:table-cell>
          <table:table-cell office:value-type="float" office:value="0" calcext:value-type="float">
            <text:p>0</text:p>
          </table:table-cell>
          <table:table-cell office:value-type="float" office:value="0.335051282535907" calcext:value-type="float">
            <text:p>0.335051282535907</text:p>
          </table:table-cell>
          <table:table-cell office:value-type="float" office:value="0.138639496285583" calcext:value-type="float">
            <text:p>0.138639496285583</text:p>
          </table:table-cell>
          <table:table-cell office:value-type="float" office:value="0.139044860854838" calcext:value-type="float">
            <text:p>0.139044860854838</text:p>
          </table:table-cell>
          <table:table-cell office:value-type="float" office:value="0.138639496285583" calcext:value-type="float">
            <text:p>0.138639496285583</text:p>
          </table:table-cell>
          <table:table-cell office:value-type="float" office:value="0.137206676024886" calcext:value-type="float">
            <text:p>0.137206676024886</text:p>
          </table:table-cell>
          <table:table-cell office:value-type="float" office:value="0.134882075868421" calcext:value-type="float">
            <text:p>0.134882075868421</text:p>
          </table:table-cell>
          <table:table-cell office:value-type="float" office:value="0.163483652563274" calcext:value-type="float">
            <text:p>0.163483652563274</text:p>
          </table:table-cell>
          <table:table-cell office:value-type="float" office:value="0.13213429198031" calcext:value-type="float">
            <text:p>0.13213429198031</text:p>
          </table:table-cell>
        </table:table-row>
        <table:table-row table:style-name="ro1">
          <table:table-cell office:value-type="string" calcext:value-type="string">
            <text:p>mirna+meth</text:p>
          </table:table-cell>
          <table:table-cell office:value-type="float" office:value="0" calcext:value-type="float">
            <text:p>0</text:p>
          </table:table-cell>
          <table:table-cell office:value-type="float" office:value="0.416141209021637" calcext:value-type="float">
            <text:p>0.416141209021637</text:p>
          </table:table-cell>
          <table:table-cell office:value-type="float" office:value="0.125554307829889" calcext:value-type="float">
            <text:p>0.125554307829889</text:p>
          </table:table-cell>
          <table:table-cell office:value-type="float" office:value="0.127954601807448" calcext:value-type="float">
            <text:p>0.127954601807448</text:p>
          </table:table-cell>
          <table:table-cell office:value-type="float" office:value="0.125554307829889" calcext:value-type="float">
            <text:p>0.125554307829889</text:p>
          </table:table-cell>
          <table:table-cell office:value-type="float" office:value="0.123374203064196" calcext:value-type="float">
            <text:p>0.123374203064196</text:p>
          </table:table-cell>
          <table:table-cell office:value-type="float" office:value="0.123240923234343" calcext:value-type="float">
            <text:p>0.123240923234343</text:p>
          </table:table-cell>
          <table:table-cell office:value-type="float" office:value="0.143849527996974" calcext:value-type="float">
            <text:p>0.143849527996974</text:p>
          </table:table-cell>
          <table:table-cell office:value-type="float" office:value="0.118580366591774" calcext:value-type="float">
            <text:p>0.118580366591774</text:p>
          </table:table-cell>
        </table:table-row>
        <table:table-row table:style-name="ro1">
          <table:table-cell office:value-type="string" calcext:value-type="string">
            <text:p>meth+mrna</text:p>
          </table:table-cell>
          <table:table-cell office:value-type="float" office:value="0" calcext:value-type="float">
            <text:p>0</text:p>
          </table:table-cell>
          <table:table-cell office:value-type="float" office:value="0.359535324941012" calcext:value-type="float">
            <text:p>0.359535324941012</text:p>
          </table:table-cell>
          <table:table-cell office:value-type="float" office:value="0.136317616848106" calcext:value-type="float">
            <text:p>0.136317616848106</text:p>
          </table:table-cell>
          <table:table-cell office:value-type="float" office:value="0.137791281143866" calcext:value-type="float">
            <text:p>0.137791281143866</text:p>
          </table:table-cell>
          <table:table-cell office:value-type="float" office:value="0.136317616848106" calcext:value-type="float">
            <text:p>0.136317616848106</text:p>
          </table:table-cell>
          <table:table-cell office:value-type="float" office:value="0.139433904191209" calcext:value-type="float">
            <text:p>0.139433904191209</text:p>
          </table:table-cell>
          <table:table-cell office:value-type="float" office:value="0.138340343941875" calcext:value-type="float">
            <text:p>0.138340343941875</text:p>
          </table:table-cell>
          <table:table-cell office:value-type="float" office:value="0.165227933238233" calcext:value-type="float">
            <text:p>0.165227933238233</text:p>
          </table:table-cell>
          <table:table-cell office:value-type="float" office:value="0.130755370404828" calcext:value-type="float">
            <text:p>0.130755370404828</text:p>
          </table:table-cell>
        </table:table-row>
        <table:table-row table:style-name="ro1">
          <table:table-cell office:value-type="string" calcext:value-type="string">
            <text:p>mrna+mirna</text:p>
          </table:table-cell>
          <table:table-cell office:value-type="float" office:value="0" calcext:value-type="float">
            <text:p>0</text:p>
          </table:table-cell>
          <table:table-cell office:value-type="float" office:value="0.382850781483397" calcext:value-type="float">
            <text:p>0.382850781483397</text:p>
          </table:table-cell>
          <table:table-cell office:value-type="float" office:value="0.129536340376912" calcext:value-type="float">
            <text:p>0.129536340376912</text:p>
          </table:table-cell>
          <table:table-cell office:value-type="float" office:value="0.13009437293337" calcext:value-type="float">
            <text:p>0.13009437293337</text:p>
          </table:table-cell>
          <table:table-cell office:value-type="float" office:value="0.129536340376912" calcext:value-type="float">
            <text:p>0.129536340376912</text:p>
          </table:table-cell>
          <table:table-cell office:value-type="float" office:value="0.128727043737838" calcext:value-type="float">
            <text:p>0.128727043737838</text:p>
          </table:table-cell>
          <table:table-cell office:value-type="float" office:value="0.12730489969585" calcext:value-type="float">
            <text:p>0.12730489969585</text:p>
          </table:table-cell>
          <table:table-cell office:value-type="float" office:value="0.155759057417638" calcext:value-type="float">
            <text:p>0.155759057417638</text:p>
          </table:table-cell>
          <table:table-cell office:value-type="float" office:value="0.124851874350531" calcext:value-type="float">
            <text:p>0.124851874350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1T23:56:39.367260881</dc:date>
    <dc:creator>Aditya Jeevannavar</dc:creator>
    <meta:editing-duration>PT2M17S</meta:editing-duration>
    <meta:editing-cycles>1</meta:editing-cycles>
    <meta:document-statistic meta:table-count="1" meta:cell-count="6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28cm" svg:y="2.209cm" style:legend-expansion="high" chart:style-name="ch2"/>
        <chart:plot-area chart:style-name="ch3" table:cell-range-address="'imputation_0-1scaled_rmse'.A1:'imputation_0-1scaled_rmse'.J7" chart:data-source-has-labels="both" svg:x="0.32cm" svg:y="0.18cm" svg:width="12.488cm" svg:height="8.64cm">
          <chartooo:coordinate-region svg:x="1.047cm" svg:y="0.38cm" svg:width="11.761cm" svg:height="7.793cm"/>
          <chart:axis chart:dimension="x" chart:name="primary-x" chart:style-name="ch4" chartooo:axis-type="auto">
            <chartooo:date-scale/>
            <chart:categories table:cell-range-address="'imputation_0-1scaled_rmse'.A2:'imputation_0-1scaled_rmse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mputation_0-1scaled_rmse'.B2:'imputation_0-1scaled_rmse'.B7" chart:label-cell-address="'imputation_0-1scaled_rmse'.B1:'imputation_0-1scaled_rmse'.B1" chart:class="chart:bar">
            <chart:data-point chart:repeated="6"/>
          </chart:series>
          <chart:series chart:style-name="ch8" chart:values-cell-range-address="'imputation_0-1scaled_rmse'.C2:'imputation_0-1scaled_rmse'.C7" chart:label-cell-address="'imputation_0-1scaled_rmse'.C1:'imputation_0-1scaled_rmse'.C1" chart:class="chart:bar">
            <chart:data-point chart:repeated="6"/>
          </chart:series>
          <chart:series chart:style-name="ch9" chart:values-cell-range-address="'imputation_0-1scaled_rmse'.D2:'imputation_0-1scaled_rmse'.D7" chart:label-cell-address="'imputation_0-1scaled_rmse'.D1:'imputation_0-1scaled_rmse'.D1" chart:class="chart:bar">
            <chart:data-point chart:repeated="6"/>
          </chart:series>
          <chart:series chart:style-name="ch10" chart:values-cell-range-address="'imputation_0-1scaled_rmse'.E2:'imputation_0-1scaled_rmse'.E7" chart:label-cell-address="'imputation_0-1scaled_rmse'.E1:'imputation_0-1scaled_rmse'.E1" chart:class="chart:bar">
            <chart:data-point chart:repeated="6"/>
          </chart:series>
          <chart:series chart:style-name="ch11" chart:values-cell-range-address="'imputation_0-1scaled_rmse'.F2:'imputation_0-1scaled_rmse'.F7" chart:label-cell-address="'imputation_0-1scaled_rmse'.F1:'imputation_0-1scaled_rmse'.F1" chart:class="chart:bar">
            <chart:data-point chart:repeated="6"/>
          </chart:series>
          <chart:series chart:style-name="ch12" chart:values-cell-range-address="'imputation_0-1scaled_rmse'.G2:'imputation_0-1scaled_rmse'.G7" chart:label-cell-address="'imputation_0-1scaled_rmse'.G1:'imputation_0-1scaled_rmse'.G1" chart:class="chart:bar">
            <chart:data-point chart:repeated="6"/>
          </chart:series>
          <chart:series chart:style-name="ch13" chart:values-cell-range-address="'imputation_0-1scaled_rmse'.H2:'imputation_0-1scaled_rmse'.H7" chart:label-cell-address="'imputation_0-1scaled_rmse'.H1:'imputation_0-1scaled_rmse'.H1" chart:class="chart:bar">
            <chart:data-point chart:repeated="6"/>
          </chart:series>
          <chart:series chart:style-name="ch14" chart:values-cell-range-address="'imputation_0-1scaled_rmse'.I2:'imputation_0-1scaled_rmse'.I7" chart:label-cell-address="'imputation_0-1scaled_rmse'.I1:'imputation_0-1scaled_rmse'.I1" chart:class="chart:bar">
            <chart:data-point chart:repeated="6"/>
          </chart:series>
          <chart:series chart:style-name="ch15" chart:values-cell-range-address="'imputation_0-1scaled_rmse'.J2:'imputation_0-1scaled_rmse'.J7" chart:label-cell-address="'imputation_0-1scaled_rmse'.J1:'imputation_0-1scaled_rmse'.J1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alue</text:p>
                <draw:g>
                  <svg:desc>'imputation_0-1scaled_rmse'.B1:'imputation_0-1scaled_rmse'.B1</svg:desc>
                </draw:g>
              </table:table-cell>
              <table:table-cell office:value-type="string">
                <text:p>random</text:p>
                <draw:g>
                  <svg:desc>'imputation_0-1scaled_rmse'.C1:'imputation_0-1scaled_rmse'.C1</svg:desc>
                </draw:g>
              </table:table-cell>
              <table:table-cell office:value-type="string">
                <text:p>mean</text:p>
                <draw:g>
                  <svg:desc>'imputation_0-1scaled_rmse'.D1:'imputation_0-1scaled_rmse'.D1</svg:desc>
                </draw:g>
              </table:table-cell>
              <table:table-cell office:value-type="string">
                <text:p>median</text:p>
                <draw:g>
                  <svg:desc>'imputation_0-1scaled_rmse'.E1:'imputation_0-1scaled_rmse'.E1</svg:desc>
                </draw:g>
              </table:table-cell>
              <table:table-cell office:value-type="string">
                <text:p>elasticnet</text:p>
                <draw:g>
                  <svg:desc>'imputation_0-1scaled_rmse'.F1:'imputation_0-1scaled_rmse'.F1</svg:desc>
                </draw:g>
              </table:table-cell>
              <table:table-cell office:value-type="string">
                <text:p>knn_iter</text:p>
                <draw:g>
                  <svg:desc>'imputation_0-1scaled_rmse'.G1:'imputation_0-1scaled_rmse'.G1</svg:desc>
                </draw:g>
              </table:table-cell>
              <table:table-cell office:value-type="string">
                <text:p>random forest</text:p>
                <draw:g>
                  <svg:desc>'imputation_0-1scaled_rmse'.H1:'imputation_0-1scaled_rmse'.H1</svg:desc>
                </draw:g>
              </table:table-cell>
              <table:table-cell office:value-type="string">
                <text:p>knn (n=1)</text:p>
                <draw:g>
                  <svg:desc>'imputation_0-1scaled_rmse'.I1:'imputation_0-1scaled_rmse'.I1</svg:desc>
                </draw:g>
              </table:table-cell>
              <table:table-cell office:value-type="string">
                <text:p>knn (n=50)</text:p>
                <draw:g>
                  <svg:desc>'imputation_0-1scaled_rmse'.J1:'imputation_0-1scaled_rmse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rna</text:p>
                <draw:g>
                  <svg:desc>'imputation_0-1scaled_rmse'.A2:'imputation_0-1scaled_rmse'.A7</svg:desc>
                </draw:g>
              </table:table-cell>
              <table:table-cell office:value-type="float" office:value="0">
                <text:p>0</text:p>
                <draw:g>
                  <svg:desc>'imputation_0-1scaled_rmse'.B2:'imputation_0-1scaled_rmse'.B7</svg:desc>
                </draw:g>
              </table:table-cell>
              <table:table-cell office:value-type="float" office:value="0.530369540880742">
                <text:p>0.530369540880742</text:p>
                <draw:g>
                  <svg:desc>'imputation_0-1scaled_rmse'.C2:'imputation_0-1scaled_rmse'.C7</svg:desc>
                </draw:g>
              </table:table-cell>
              <table:table-cell office:value-type="float" office:value="0.0853267252743114">
                <text:p>0.0853267252743114</text:p>
                <draw:g>
                  <svg:desc>'imputation_0-1scaled_rmse'.D2:'imputation_0-1scaled_rmse'.D7</svg:desc>
                </draw:g>
              </table:table-cell>
              <table:table-cell office:value-type="float" office:value="0.0868981430467817">
                <text:p>0.0868981430467817</text:p>
                <draw:g>
                  <svg:desc>'imputation_0-1scaled_rmse'.E2:'imputation_0-1scaled_rmse'.E7</svg:desc>
                </draw:g>
              </table:table-cell>
              <table:table-cell office:value-type="float" office:value="0.0853267252743114">
                <text:p>0.0853267252743114</text:p>
                <draw:g>
                  <svg:desc>'imputation_0-1scaled_rmse'.F2:'imputation_0-1scaled_rmse'.F7</svg:desc>
                </draw:g>
              </table:table-cell>
              <table:table-cell office:value-type="float" office:value="0.0823284936405256">
                <text:p>0.0823284936405256</text:p>
                <draw:g>
                  <svg:desc>'imputation_0-1scaled_rmse'.G2:'imputation_0-1scaled_rmse'.G7</svg:desc>
                </draw:g>
              </table:table-cell>
              <table:table-cell office:value-type="float" office:value="0.0850990679099197">
                <text:p>0.0850990679099197</text:p>
                <draw:g>
                  <svg:desc>'imputation_0-1scaled_rmse'.H2:'imputation_0-1scaled_rmse'.H7</svg:desc>
                </draw:g>
              </table:table-cell>
              <table:table-cell office:value-type="float" office:value="0.114492708078">
                <text:p>0.114492708078</text:p>
                <draw:g>
                  <svg:desc>'imputation_0-1scaled_rmse'.I2:'imputation_0-1scaled_rmse'.I7</svg:desc>
                </draw:g>
              </table:table-cell>
              <table:table-cell office:value-type="float" office:value="0.0837769920203415">
                <text:p>0.0837769920203415</text:p>
                <draw:g>
                  <svg:desc>'imputation_0-1scaled_rmse'.J2:'imputation_0-1scaled_rmse'.J7</svg:desc>
                </draw:g>
              </table:table-cell>
            </table:table-row>
            <table:table-row>
              <table:table-cell office:value-type="string">
                <text:p>meth</text:p>
              </table:table-cell>
              <table:table-cell office:value-type="float" office:value="0">
                <text:p>0</text:p>
              </table:table-cell>
              <table:table-cell office:value-type="float" office:value="0.381800814614462">
                <text:p>0.381800814614462</text:p>
              </table:table-cell>
              <table:table-cell office:value-type="float" office:value="0.133955497819141">
                <text:p>0.133955497819141</text:p>
              </table:table-cell>
              <table:table-cell office:value-type="float" office:value="0.136526191583867">
                <text:p>0.136526191583867</text:p>
              </table:table-cell>
              <table:table-cell office:value-type="float" office:value="0.133955497819141">
                <text:p>0.133955497819141</text:p>
              </table:table-cell>
              <table:table-cell office:value-type="float" office:value="0.131524929512401">
                <text:p>0.131524929512401</text:p>
              </table:table-cell>
              <table:table-cell office:value-type="float" office:value="0.130998310821071">
                <text:p>0.130998310821071</text:p>
              </table:table-cell>
              <table:table-cell office:value-type="float" office:value="0.151902643357395">
                <text:p>0.151902643357395</text:p>
              </table:table-cell>
              <table:table-cell office:value-type="float" office:value="0.126199149356036">
                <text:p>0.126199149356036</text:p>
              </table:table-cell>
            </table:table-row>
            <table:table-row>
              <table:table-cell office:value-type="string">
                <text:p>mrna</text:p>
              </table:table-cell>
              <table:table-cell office:value-type="float" office:value="0">
                <text:p>0</text:p>
              </table:table-cell>
              <table:table-cell office:value-type="float" office:value="0.335051282535907">
                <text:p>0.335051282535907</text:p>
              </table:table-cell>
              <table:table-cell office:value-type="float" office:value="0.138639496285583">
                <text:p>0.138639496285583</text:p>
              </table:table-cell>
              <table:table-cell office:value-type="float" office:value="0.139044860854838">
                <text:p>0.139044860854838</text:p>
              </table:table-cell>
              <table:table-cell office:value-type="float" office:value="0.138639496285583">
                <text:p>0.138639496285583</text:p>
              </table:table-cell>
              <table:table-cell office:value-type="float" office:value="0.137206676024886">
                <text:p>0.137206676024886</text:p>
              </table:table-cell>
              <table:table-cell office:value-type="float" office:value="0.134882075868421">
                <text:p>0.134882075868421</text:p>
              </table:table-cell>
              <table:table-cell office:value-type="float" office:value="0.163483652563274">
                <text:p>0.163483652563274</text:p>
              </table:table-cell>
              <table:table-cell office:value-type="float" office:value="0.13213429198031">
                <text:p>0.13213429198031</text:p>
              </table:table-cell>
            </table:table-row>
            <table:table-row>
              <table:table-cell office:value-type="string">
                <text:p>mirna+meth</text:p>
              </table:table-cell>
              <table:table-cell office:value-type="float" office:value="0">
                <text:p>0</text:p>
              </table:table-cell>
              <table:table-cell office:value-type="float" office:value="0.416141209021637">
                <text:p>0.416141209021637</text:p>
              </table:table-cell>
              <table:table-cell office:value-type="float" office:value="0.125554307829889">
                <text:p>0.125554307829889</text:p>
              </table:table-cell>
              <table:table-cell office:value-type="float" office:value="0.127954601807448">
                <text:p>0.127954601807448</text:p>
              </table:table-cell>
              <table:table-cell office:value-type="float" office:value="0.125554307829889">
                <text:p>0.125554307829889</text:p>
              </table:table-cell>
              <table:table-cell office:value-type="float" office:value="0.123374203064196">
                <text:p>0.123374203064196</text:p>
              </table:table-cell>
              <table:table-cell office:value-type="float" office:value="0.123240923234343">
                <text:p>0.123240923234343</text:p>
              </table:table-cell>
              <table:table-cell office:value-type="float" office:value="0.143849527996974">
                <text:p>0.143849527996974</text:p>
              </table:table-cell>
              <table:table-cell office:value-type="float" office:value="0.118580366591774">
                <text:p>0.118580366591774</text:p>
              </table:table-cell>
            </table:table-row>
            <table:table-row>
              <table:table-cell office:value-type="string">
                <text:p>meth+mrna</text:p>
              </table:table-cell>
              <table:table-cell office:value-type="float" office:value="0">
                <text:p>0</text:p>
              </table:table-cell>
              <table:table-cell office:value-type="float" office:value="0.359535324941012">
                <text:p>0.359535324941012</text:p>
              </table:table-cell>
              <table:table-cell office:value-type="float" office:value="0.136317616848106">
                <text:p>0.136317616848106</text:p>
              </table:table-cell>
              <table:table-cell office:value-type="float" office:value="0.137791281143866">
                <text:p>0.137791281143866</text:p>
              </table:table-cell>
              <table:table-cell office:value-type="float" office:value="0.136317616848106">
                <text:p>0.136317616848106</text:p>
              </table:table-cell>
              <table:table-cell office:value-type="float" office:value="0.139433904191209">
                <text:p>0.139433904191209</text:p>
              </table:table-cell>
              <table:table-cell office:value-type="float" office:value="0.138340343941875">
                <text:p>0.138340343941875</text:p>
              </table:table-cell>
              <table:table-cell office:value-type="float" office:value="0.165227933238233">
                <text:p>0.165227933238233</text:p>
              </table:table-cell>
              <table:table-cell office:value-type="float" office:value="0.130755370404828">
                <text:p>0.130755370404828</text:p>
              </table:table-cell>
            </table:table-row>
            <table:table-row>
              <table:table-cell office:value-type="string">
                <text:p>mrna+mirna</text:p>
              </table:table-cell>
              <table:table-cell office:value-type="float" office:value="0">
                <text:p>0</text:p>
              </table:table-cell>
              <table:table-cell office:value-type="float" office:value="0.382850781483397">
                <text:p>0.382850781483397</text:p>
              </table:table-cell>
              <table:table-cell office:value-type="float" office:value="0.129536340376912">
                <text:p>0.129536340376912</text:p>
              </table:table-cell>
              <table:table-cell office:value-type="float" office:value="0.13009437293337">
                <text:p>0.13009437293337</text:p>
              </table:table-cell>
              <table:table-cell office:value-type="float" office:value="0.129536340376912">
                <text:p>0.129536340376912</text:p>
              </table:table-cell>
              <table:table-cell office:value-type="float" office:value="0.128727043737838">
                <text:p>0.128727043737838</text:p>
              </table:table-cell>
              <table:table-cell office:value-type="float" office:value="0.12730489969585">
                <text:p>0.12730489969585</text:p>
              </table:table-cell>
              <table:table-cell office:value-type="float" office:value="0.155759057417638">
                <text:p>0.155759057417638</text:p>
              </table:table-cell>
              <table:table-cell office:value-type="float" office:value="0.124851874350531">
                <text:p>0.124851874350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